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manist Book" svg:font-family="'Geomanist Book', sans-serif"/>
    <style:font-face style:name="Lohit Devanagari1" svg:font-family="'Lohit Devanagari'"/>
    <style:font-face style:name="Menlo" svg:font-family="Menlo, Monaco, Consolas, 'Courier New', monospace"/>
    <style:font-face style:name="Open Sans" svg:font-family="'Open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6302" officeooo:paragraph-rsid="001e6302"/>
    </style:style>
    <style:style style:name="P2" style:family="paragraph" style:parent-style-name="Standard">
      <style:text-properties officeooo:rsid="001e6302" officeooo:paragraph-rsid="002b634b"/>
    </style:style>
    <style:style style:name="P3" style:family="paragraph" style:parent-style-name="Standard">
      <style:text-properties officeooo:paragraph-rsid="001e6302"/>
    </style:style>
    <style:style style:name="P4" style:family="paragraph" style:parent-style-name="Standard">
      <style:text-properties fo:color="#ce181e" fo:font-size="17pt" fo:font-weight="bold" officeooo:rsid="001e6302" officeooo:paragraph-rsid="001e6302" style:font-size-asian="17pt" style:font-weight-asian="bold" style:font-size-complex="17pt" style:font-weight-complex="bold"/>
    </style:style>
    <style:style style:name="P5" style:family="paragraph" style:parent-style-name="Standard">
      <style:text-properties officeooo:paragraph-rsid="001fb68a"/>
    </style:style>
    <style:style style:name="P6" style:family="paragraph" style:parent-style-name="Standard">
      <style:text-properties officeooo:paragraph-rsid="002110a1"/>
    </style:style>
    <style:style style:name="P7" style:family="paragraph" style:parent-style-name="Standard">
      <style:text-properties fo:color="#000000" officeooo:paragraph-rsid="001e6302"/>
    </style:style>
    <style:style style:name="P8" style:family="paragraph" style:parent-style-name="Standard">
      <style:text-properties fo:color="#000000" style:font-name="Liberation Serif" fo:font-size="12pt" fo:font-weight="bold" officeooo:rsid="0028ee4e" officeooo:paragraph-rsid="0028ee4e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paragraph-rsid="00260f87"/>
    </style:style>
    <style:style style:name="P10" style:family="paragraph" style:parent-style-name="Standard">
      <style:text-properties officeooo:rsid="0028ee4e" officeooo:paragraph-rsid="0029fd6b"/>
    </style:style>
    <style:style style:name="P11" style:family="paragraph" style:parent-style-name="Standard">
      <style:text-properties officeooo:rsid="0028ee4e" officeooo:paragraph-rsid="002ca759"/>
    </style:style>
    <style:style style:name="P12" style:family="paragraph" style:parent-style-name="Standard">
      <style:text-properties officeooo:paragraph-rsid="002f9420"/>
    </style:style>
    <style:style style:name="T1" style:family="text">
      <style:text-properties officeooo:rsid="001e630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6302" style:font-weight-asian="bold" style:font-weight-complex="bold"/>
    </style:style>
    <style:style style:name="T4" style:family="text">
      <style:text-properties fo:font-variant="normal" fo:text-transform="none" fo:color="#0c5176" style:font-name="Menlo" fo:font-size="9pt" fo:letter-spacing="normal" fo:font-style="normal" fo:font-weight="normal"/>
    </style:style>
    <style:style style:name="T5" style:family="text">
      <style:text-properties fo:font-variant="normal" fo:text-transform="none" fo:color="#0c5176" style:font-name="Menlo" fo:font-size="9pt" fo:letter-spacing="normal" fo:font-style="normal" fo:font-weight="normal" officeooo:rsid="001e6302"/>
    </style:style>
    <style:style style:name="T6" style:family="text">
      <style:text-properties fo:font-variant="normal" fo:text-transform="none" fo:color="#0c5176" style:font-name="Menlo" fo:font-size="9pt" fo:letter-spacing="normal" fo:font-style="normal" fo:font-weight="normal" officeooo:rsid="001fb68a"/>
    </style:style>
    <style:style style:name="T7" style:family="text">
      <style:text-properties fo:font-variant="normal" fo:text-transform="none" fo:color="#0c5176" style:font-name="Menlo" fo:font-size="9pt" fo:letter-spacing="normal" fo:font-style="normal" fo:font-weight="normal" officeooo:rsid="00260f87" fo:background-color="transparent" loext:char-shading-value="0" loext:padding="0cm" loext:border="none"/>
    </style:style>
    <style:style style:name="T8" style:family="text">
      <style:text-properties fo:font-variant="normal" fo:text-transform="none" fo:color="#0c5176" style:font-name="Menlo" fo:font-size="9pt" fo:letter-spacing="normal" fo:font-style="normal" fo:font-weight="normal" officeooo:rsid="00260f87"/>
    </style:style>
    <style:style style:name="T9" style:family="text">
      <style:text-properties fo:font-variant="normal" fo:text-transform="none" fo:color="#0c5176" style:font-name="Menlo" fo:font-size="9pt" fo:letter-spacing="normal" fo:font-style="normal" fo:font-weight="normal" officeooo:rsid="0029fd6b"/>
    </style:style>
    <style:style style:name="T10" style:family="text">
      <style:text-properties fo:font-variant="normal" fo:text-transform="none" fo:color="#0c5176" style:font-name="Menlo" fo:font-size="9pt" fo:letter-spacing="normal" fo:font-style="normal" fo:font-weight="normal" officeooo:rsid="002b634b"/>
    </style:style>
    <style:style style:name="T11" style:family="text">
      <style:text-properties fo:font-variant="normal" fo:text-transform="none" fo:color="#0c5176" style:font-name="Menlo" fo:font-size="9pt" fo:letter-spacing="normal" fo:font-style="normal" fo:font-weight="normal" officeooo:rsid="002ca759"/>
    </style:style>
    <style:style style:name="T12" style:family="text">
      <style:text-properties fo:font-variant="normal" fo:text-transform="none" fo:color="#0c5176" style:font-name="Menlo" fo:font-size="9pt" fo:letter-spacing="normal" fo:font-style="normal" officeooo:rsid="002ca759"/>
    </style:style>
    <style:style style:name="T13" style:family="text">
      <style:text-properties fo:font-variant="normal" fo:text-transform="none" fo:color="#0c5176" style:font-name="Menlo" fo:font-size="9pt" fo:letter-spacing="normal" fo:font-style="normal" fo:font-weight="bold" officeooo:rsid="002ca759" style:font-weight-asian="bold" style:font-weight-complex="bold"/>
    </style:style>
    <style:style style:name="T14" style:family="text">
      <style:text-properties fo:font-variant="normal" fo:text-transform="none" fo:color="#8b008b" style:font-name="Menlo" fo:font-size="9.75pt" fo:letter-spacing="normal" fo:font-style="normal" fo:font-weight="normal" officeooo:rsid="002110a1" fo:background-color="transparent" loext:char-shading-value="0" loext:padding="0cm" loext:border="none"/>
    </style:style>
    <style:style style:name="T15" style:family="text">
      <style:text-properties fo:font-variant="normal" fo:text-transform="none" fo:color="#8b008b" style:font-name="Menlo" fo:font-size="9.75pt" fo:letter-spacing="normal" fo:font-style="normal" fo:font-weight="normal" officeooo:rsid="00260f87" fo:background-color="transparent" loext:char-shading-value="0" loext:padding="0cm" loext:border="none"/>
    </style:style>
    <style:style style:name="T16" style:family="text">
      <style:text-properties fo:font-variant="normal" fo:text-transform="none" fo:color="#8b008b" style:font-name="Menlo" fo:font-size="9.75pt" fo:letter-spacing="normal" fo:font-style="normal" fo:font-weight="normal" officeooo:rsid="002c540c" fo:background-color="transparent" loext:char-shading-value="0" loext:padding="0cm" loext:border="none"/>
    </style:style>
    <style:style style:name="T17" style:family="text">
      <style:text-properties fo:font-variant="normal" fo:text-transform="none" fo:color="#33444c" style:font-name="Open Sans" fo:font-size="10.5pt" fo:letter-spacing="normal" fo:font-style="normal" fo:font-weight="normal"/>
    </style:style>
    <style:style style:name="T18" style:family="text">
      <style:text-properties fo:font-variant="normal" fo:text-transform="none" fo:color="#33444c" style:font-name="Open Sans" fo:font-size="10.5pt" fo:letter-spacing="normal" fo:font-style="normal" fo:font-weight="normal" officeooo:rsid="00320e7a"/>
    </style:style>
    <style:style style:name="T19" style:family="text">
      <style:text-properties fo:font-variant="normal" fo:text-transform="none" fo:color="#33444c" style:font-name="Open Sans" fo:font-size="10.5pt" fo:letter-spacing="normal" fo:font-style="normal" fo:font-weight="normal" officeooo:rsid="0033290e"/>
    </style:style>
    <style:style style:name="T20" style:family="text">
      <style:text-properties fo:font-variant="normal" fo:text-transform="none" fo:color="#33444c" fo:letter-spacing="normal"/>
    </style:style>
    <style:style style:name="T21" style:family="text">
      <style:text-properties fo:font-variant="normal" fo:text-transform="none" fo:color="#000000" style:font-name="Menlo" fo:font-size="9pt" fo:letter-spacing="normal" fo:font-style="normal" fo:font-weight="normal" officeooo:rsid="001e6302"/>
    </style:style>
    <style:style style:name="T22" style:family="text">
      <style:text-properties fo:font-variant="normal" fo:text-transform="none" fo:color="#000000" style:font-name="Menlo" fo:font-size="9pt" fo:letter-spacing="normal" fo:font-style="normal" fo:font-weight="normal" officeooo:rsid="001fb68a"/>
    </style:style>
    <style:style style:name="T23" style:family="text">
      <style:text-properties fo:font-variant="normal" fo:text-transform="none" fo:color="#000000" style:font-name="Menlo" fo:font-size="9pt" fo:letter-spacing="normal" fo:font-style="normal" fo:font-weight="normal" officeooo:rsid="0023fd43"/>
    </style:style>
    <style:style style:name="T24" style:family="text">
      <style:text-properties fo:font-variant="normal" fo:text-transform="none" fo:color="#000000" style:font-name="Menlo" fo:font-size="9pt" fo:letter-spacing="normal" fo:font-style="normal" fo:font-weight="bold" officeooo:rsid="002ca759" style:font-weight-asian="bold" style:font-weight-complex="bold"/>
    </style:style>
    <style:style style:name="T25" style:family="text">
      <style:text-properties fo:font-variant="normal" fo:text-transform="none" fo:color="#000000" style:font-name="Menlo" fo:font-size="9.75pt" fo:letter-spacing="normal" fo:font-style="normal" fo:font-weight="normal" officeooo:rsid="001e6302" fo:background-color="transparent" loext:char-shading-value="0" loext:padding="0cm" loext:border="none"/>
    </style:style>
    <style:style style:name="T26" style:family="text">
      <style:text-properties fo:font-variant="normal" fo:text-transform="none" fo:color="#000000" style:font-name="Menlo" fo:font-size="9.75pt" fo:letter-spacing="normal" fo:font-style="normal" fo:font-weight="normal" officeooo:rsid="002110a1" fo:background-color="transparent" loext:char-shading-value="0" loext:padding="0cm" loext:border="none"/>
    </style:style>
    <style:style style:name="T27" style:family="text">
      <style:text-properties fo:font-variant="normal" fo:text-transform="none" fo:color="#000000" style:font-name="Menlo" fo:font-size="9.75pt" fo:letter-spacing="normal" fo:font-style="normal" fo:font-weight="normal" officeooo:rsid="00230410" fo:background-color="transparent" loext:char-shading-value="0" loext:padding="0cm" loext:border="none"/>
    </style:style>
    <style:style style:name="T28" style:family="text">
      <style:text-properties fo:font-variant="normal" fo:text-transform="none" fo:color="#000000" style:font-name="Menlo" fo:font-size="9.75pt" fo:letter-spacing="normal" fo:font-style="normal" fo:font-weight="normal" officeooo:rsid="0024c56f" fo:background-color="transparent" loext:char-shading-value="0" loext:padding="0cm" loext:border="none"/>
    </style:style>
    <style:style style:name="T29" style:family="text">
      <style:text-properties fo:font-variant="normal" fo:text-transform="none" fo:color="#000000" style:font-name="Menlo" fo:letter-spacing="normal" fo:font-style="normal" fo:font-weight="bold" officeooo:rsid="002ca759" style:font-weight-asian="bold" style:font-weight-complex="bold"/>
    </style:style>
    <style:style style:name="T30" style:family="text">
      <style:text-properties fo:font-variant="normal" fo:text-transform="none" fo:color="#000000" style:font-name="Menlo" fo:font-size="12pt" fo:letter-spacing="normal" fo:font-style="normal" fo:font-weight="bold" officeooo:rsid="002ca759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fo:font-size="12pt" fo:letter-spacing="normal" fo:font-style="normal" fo:font-weight="bold" officeooo:rsid="002ca759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bold" officeooo:rsid="002ca759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bold" officeooo:rsid="002d34a1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style:font-name="Menlo" fo:font-size="9pt" fo:letter-spacing="normal" fo:font-style="normal" fo:font-weight="normal" officeooo:rsid="001e6302"/>
    </style:style>
    <style:style style:name="T35" style:family="text">
      <style:text-properties fo:font-variant="normal" fo:text-transform="none" style:font-name="Menlo" fo:font-size="9pt" fo:letter-spacing="normal" fo:font-style="normal" fo:font-weight="normal" officeooo:rsid="001fb68a"/>
    </style:style>
    <style:style style:name="T36" style:family="text">
      <style:text-properties fo:font-variant="normal" fo:text-transform="none" style:font-name="Menlo" fo:font-size="9pt" fo:letter-spacing="normal" fo:font-style="normal" fo:font-weight="bold" officeooo:rsid="002ca759" style:font-weight-asian="bold" style:font-weight-complex="bold"/>
    </style:style>
    <style:style style:name="T37" style:family="text">
      <style:text-properties fo:font-variant="normal" fo:text-transform="none" fo:letter-spacing="normal" fo:font-style="normal"/>
    </style:style>
    <style:style style:name="T38" style:family="text">
      <style:text-properties fo:color="#33444c" style:font-name="Open Sans" fo:font-size="10.5pt" fo:letter-spacing="normal" fo:font-weight="normal"/>
    </style:style>
    <style:style style:name="T39" style:family="text">
      <style:text-properties officeooo:rsid="00279b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tas</text:p>
      <text:p text:style-name="P1"/>
      <text:p text:style-name="P1"><text:span text:style-name="T2">Docker</text:span> – docs.docker.com</text:p>
      <text:p text:style-name="P1"><text:tab/></text:p>
      <text:p text:style-name="P12"><text:span text:style-name="T3">Swarm </text:span></text:p>
      <text:p text:style-name="P12"><text:a xlink:type="simple" xlink:href="https://docs.docker.com/engine/swarm/key-concepts/" text:style-name="Internet_20_link" text:visited-style-name="Visited_20_Internet_20_Link">docs.docker.com/engine/swarm/key-concepts</text:a></text:p>
      <text:p text:style-name="P3"><text:a xlink:type="simple" xlink:href="https://docs.docker.com/engine/swarm/admin_guide/" text:style-name="Internet_20_link" text:visited-style-name="Visited_20_Internet_20_Link">docs.docker.com/engine/swarm/admin_guide/</text:a></text:p>
      <text:p text:style-name="P3">- <text:span text:style-name="T17">Once a task is assigned to a node, it cannot move to another node. It can only run on the assigned node or fail.</text:span></text:p>
      <text:p text:style-name="P3">- <text:span text:style-name="T17">Because manager nodes are meant to be a stable component of the infrastructure, you should use a </text:span><text:span text:style-name="Emphasis"><text:span text:style-name="T38">fixed IP address</text:span></text:span><text:span text:style-name="T20"> </text:span><text:span text:style-name="T17">for the advertise address to prevent the swarm from becoming unstable on machine reboot.</text:span></text:p>
      <text:p text:style-name="P3"><text:span text:style-name="T17">- </text:span><text:span text:style-name="T18">3 or more managers is recommended (odd number, </text:span><text:span text:style-name="T19">e.g 3, 5, 7</text:span><text:span text:style-name="T18">)</text:span></text:p>
      <text:p text:style-name="P2">- Nós manager com estado Drain não executam tasks (iniciadas <text:span text:style-name="T39">pelo scheduler do docker swarm, </text:span>usando o comando docker service create) (docs.docker.com/engine/swarm/how-swarm-mode-works/nodes)</text:p>
      <text:p text:style-name="P2">- Características principais do Docker swarm (docs.docker.com/engine/swarm)</text:p>
      <text:p text:style-name="P1">- Comandos úteis:</text:p>
      <text:p text:style-name="P1"><text:tab/>. docker swarm init – inicia um swarm</text:p>
      <text:p text:style-name="P1"><text:tab/>. docker swarm join – adiciona um novo nó ao swarm</text:p>
      <text:p text:style-name="P3"><text:span text:style-name="T1"><text:tab/>. docker service create – cria um novo serviço no swarm</text:span></text:p>
      <text:p text:style-name="P3"><text:tab/><text:a xlink:type="simple" xlink:href="https://docs.docker.com/engine/reference/commandline/service_create/" text:style-name="Internet_20_link" text:visited-style-name="Visited_20_Internet_20_Link">docs.docker.com/engine/reference/commandline/service_create/</text:a></text:p>
      <text:p text:style-name="P3"><text:span text:style-name="T5"><text:tab/><text:tab/></text:span><text:span text:style-name="T21">--replicas </text:span><text:a xlink:type="simple" xlink:href="https://docs.docker.com/engine/reference/commandline/service_create/#create-a-service-with-5-replica-tasks---replicas" text:style-name="Internet_20_link" text:visited-style-name="Visited_20_Internet_20_Link">docs.docker.com/engine/reference/commandline/service_create/#create-a-service-with-5-replica-tasks---replica</text:a><text:span text:style-name="T23">s</text:span></text:p>
      <text:p text:style-name="P7"><text:span text:style-name="T34"><text:tab/><text:tab/>–</text:span><text:span text:style-name="T35">hostname docs.docker.com/engine/reference/commandline/service_create/#create-a-service-with-specific-hostname---hostname</text:span></text:p>
      <text:p text:style-name="P3"><text:span text:style-name="T21"><text:tab/><text:tab/>--</text:span><text:span text:style-name="T22">env </text:span><text:a xlink:type="simple" xlink:href="https://docs.docker.com/engine/reference/commandline/service_create/#set-environment-variables--e---env" text:style-name="Internet_20_link" text:visited-style-name="Visited_20_Internet_20_Link">docs.docker.com/engine/reference/commandline/service_create/#set-environment-variables--e---env</text:a></text:p>
      <text:p text:style-name="P3"><text:span text:style-name="T22"><text:tab/><text:tab/>--label </text:span><text:a xlink:type="simple" xlink:href="https://docs.docker.com/engine/reference/commandline/service_create/#set-metadata-on-a-service--l---label" text:style-name="Internet_20_link" text:visited-style-name="Visited_20_Internet_20_Link">docs.docker.com/engine/reference/commandline/service_create/#set-metadata-on-a-service--l---label</text:a></text:p>
      <text:p text:style-name="P3"><text:span text:style-name="T22"><text:tab/><text:tab/></text:span><text:bookmark text:name="set-service-mode---mode"/><text:span text:style-name="T22">--mode </text:span><text:a xlink:type="simple" xlink:href="https://docs.docker.com/engine/reference/commandline/service_create/#set-service-mode---mode" text:style-name="Internet_20_link" text:visited-style-name="Visited_20_Internet_20_Link">docs.docker.com/engine/reference/commandline/service_create/#set-service-mode---mode</text:a></text:p>
      <text:p text:style-name="P5"><text:span text:style-name="T22"><text:tab/><text:tab/>--constraint </text:span><text:a xlink:type="simple" xlink:href="https://docs.docker.com/engine/reference/commandline/service_create/#specify-service-constraints---constraint" text:style-name="Internet_20_link" text:visited-style-name="Visited_20_Internet_20_Link"><text:span text:style-name="T21">docs.docker.com/engine/reference/commandline/service_create/#specify-service-constraints---constraint</text:span></text:a></text:p>
      <text:p text:style-name="P5"><text:span text:style-name="T21"><text:tab/><text:tab/></text:span><text:a xlink:type="simple" xlink:href="https://success.docker.com/article/using-contraints-and-labels-to-control-the-placement-of-containers" text:style-name="Internet_20_link" text:visited-style-name="Visited_20_Internet_20_Link">https://success.docker.com/article/using-contraints-and-labels-to-control-the-placement-of-containers</text:a></text:p>
      <text:p text:style-name="P5"><text:span text:style-name="T21"><text:tab/><text:tab/>--</text:span><text:span text:style-name="Source_20_Text"><text:span text:style-name="T25">reserve-memory </text:span></text:span></text:p>
      <text:p text:style-name="P6"><text:span text:style-name="Source_20_Text"><text:span text:style-name="T25"><text:tab/><text:tab/>--limit-memory </text:span></text:span><text:a xlink:type="simple" xlink:href="https://docs.docker.com/engine/reference/commandline/service_create/#specify-memory-requirements-and-constraints-for-a-service---reserve-memory-and---limit-memory" text:style-name="Internet_20_link" text:visited-style-name="Visited_20_Internet_20_Link"><text:span text:style-name="Source_20_Text">docs.docker.com/engine/reference/commandline/service_create/#specify-memory-requirements-and-constraints-for-a-service---reserve-memory-and---limit-memory</text:span></text:a></text:p>
      <text:p text:style-name="P6"><text:span text:style-name="Source_20_Text"><text:span text:style-name="T25"><text:tab/><text:tab/>--</text:span></text:span><text:span text:style-name="Source_20_Text"><text:span text:style-name="T26">network </text:span></text:span><text:a xlink:type="simple" xlink:href="https://docs.docker.com/engine/reference/commandline/service_create/#attach-a-service-to-an-existing-network---network" text:style-name="Internet_20_link" text:visited-style-name="Visited_20_Internet_20_Link"><text:span text:style-name="Source_20_Text">docs.docker.com/engine/reference/commandline/service_create/#attach-a-service-to-an-existing-network---network</text:span></text:a></text:p>
      <text:p text:style-name="P6"><text:span text:style-name="Source_20_Text"><text:span text:style-name="T26"><text:tab/><text:tab/>--</text:span></text:span><text:span text:style-name="Source_20_Text"><text:span text:style-name="T27">publish docs.docker.com/engine/reference/commandline/service_create/#publish-service-ports-externally-to-the-swarm--p---publish</text:span></text:span></text:p>
      <text:p text:style-name="P6"><text:span text:style-name="Source_20_Text"><text:span text:style-name="T14"><text:tab/></text:span></text:span><text:span text:style-name="Source_20_Text"><text:span text:style-name="T26">. docker service inspect – </text:span></text:span><text:span text:style-name="Source_20_Text"><text:span text:style-name="T28">retorna informação em json sobre um serviço</text:span></text:span></text:p>
      <text:p text:style-name="P6"><text:span text:style-name="Source_20_Text"><text:span text:style-name="T28"><text:tab/></text:span></text:span><text:a xlink:type="simple" xlink:href="https://docs.docker.com/engine/reference/commandline/service_inspect/" text:style-name="Internet_20_link" text:visited-style-name="Visited_20_Internet_20_Link"><text:span text:style-name="Source_20_Text"><text:span text:style-name="T28">docs.docker.com/engine/reference/commandline/service_inspect/</text:span></text:span></text:a></text:p>
      <text:p text:style-name="P6"><text:span text:style-name="Source_20_Text"><text:span text:style-name="T26"><text:tab/>. </text:span></text:span><text:span text:style-name="Source_20_Text"><text:span text:style-name="T14">docker service ls – </text:span></text:span><text:span text:style-name="Source_20_Text"><text:span text:style-name="T15">retorna a lista de serviços</text:span></text:span></text:p>
      <text:p text:style-name="P9"><text:span text:style-name="Source_20_Text"><text:span text:style-name="T15"><text:s text:c="11"/><text:tab/></text:span></text:span><text:a xlink:type="simple" xlink:href="https://docs.docker.com/engine/reference/commandline/service_ls/" text:style-name="Internet_20_link" text:visited-style-name="Visited_20_Internet_20_Link"><text:span text:style-name="Source_20_Text">docs.docker.com/engine/reference/commandline/service_ls/</text:span></text:a><text:span text:style-name="Source_20_Text"><text:span text:style-name="T15"><text:line-break/><text:tab/><text:tab/>--</text:span></text:span><text:span text:style-name="Source_20_Text"><text:span text:style-name="T7">filter</text:span></text:span><text:span text:style-name="Source_20_Text"><text:span text:style-name="T15"> </text:span></text:span><text:a xlink:type="simple" xlink:href="https://docs.docker.com/engine/reference/commandline/service_ls/#filtering" text:style-name="Internet_20_link" text:visited-style-name="Visited_20_Internet_20_Link"><text:span text:style-name="Source_20_Text">docs.docker.com/engine/reference/commandline/service_ls/#filtering</text:span></text:a></text:p>
      <text:p text:style-name="P9"><text:span text:style-name="Source_20_Text"><text:span text:style-name="T15"><text:tab/>. docker service rm – remove um serviço do swarm,</text:span></text:span><text:span text:style-name="Source_20_Text"><text:span text:style-name="T16"> e todos os containers associados</text:span></text:span><text:span text:style-name="Source_20_Text"><text:span text:style-name="T15"><text:line-break/><text:tab/></text:span></text:span><text:a xlink:type="simple" xlink:href="https://docs.docker.com/engine/reference/commandline/service_rm/" text:style-name="Internet_20_link" text:visited-style-name="Visited_20_Internet_20_Link"><text:span text:style-name="Source_20_Text">docs.docker.com/engine/reference/commandline/service_rm/</text:span></text:a></text:p>
      <text:p text:style-name="P3"><text:span text:style-name="T6"><text:tab/>. docker service scale – </text:span><text:span text:style-name="T8">aumenta ou diminui o nº de replicas de um serviço</text:span><text:span text:style-name="T6"><text:line-break/><text:tab/></text:span><text:a xlink:type="simple" xlink:href="https://docs.docker.com/engine/reference/commandline/service_scale/" text:style-name="Internet_20_link" text:visited-style-name="Visited_20_Internet_20_Link">docs.docker.com/engine/reference/commandline/service_scale/</text:a><text:span text:style-name="T6"><text:line-break/><text:tab/>. docker service ps – </text:span><text:span text:style-name="T8">lista as replicas de um serviço</text:span></text:p>
      <text:p text:style-name="P3"><text:a xlink:type="simple" xlink:href="https://docs.docker.com/engine/reference/commandline/service_ps/" text:style-name="Internet_20_link" text:visited-style-name="Visited_20_Internet_20_Link">docs.docker.com/engine/reference/commandline/service_ps/</text:a><text:span text:style-name="T6"><text:line-break/><text:tab/><text:tab/>--filter </text:span><text:a xlink:type="simple" xlink:href="https://docs.docker.com/engine/reference/commandline/service_ps/#filtering" text:style-name="Internet_20_link" text:visited-style-name="Visited_20_Internet_20_Link">docs.docker.com/engine/reference/commandline/service_ps/#filtering</text:a></text:p>
      <text:p text:style-name="P3"><text:span text:style-name="T6"/></text:p>
      <text:p text:style-name="P3"><text:span text:style-name="T6"/></text:p>
      <text:p text:style-name="P8"><text:span text:style-name="T37">Ingress <text:s/>mesh</text:span></text:p>
      <text:p text:style-name="P10"><text:soft-page-break/><text:a xlink:type="simple" xlink:href="https://docs.docker.com/engine/swarm/ingress/" text:style-name="Internet_20_link" text:visited-style-name="Visited_20_Internet_20_Link"><text:span text:style-name="T4">docs.docker.com/engine/swarm/ingress/</text:span></text:a><text:span text:style-name="Strong_20_Emphasis"><text:span text:style-name="T4"><text:line-break/></text:span></text:span><text:span text:style-name="Strong_20_Emphasis"><text:span text:style-name="T9">Todos os nós participam num ingress routing mesh. Ao mapear uma porta </text:span></text:span><text:span text:style-name="Strong_20_Emphasis"><text:span text:style-name="T10">do container para o</text:span></text:span><text:span text:style-name="Strong_20_Emphasis"><text:span text:style-name="T9"> host, é possível expor facilmente os serviços ao exterior, tornando-os acessíveis fora do swarm.</text:span></text:span></text:p>
      <text:p text:style-name="P10"><text:span text:style-name="Strong_20_Emphasis"><text:span text:style-name="T9"/></text:span></text:p>
      <text:p text:style-name="P11"><text:span text:style-name="Strong_20_Emphasis"><text:span text:style-name="T32">Service discove</text:span></text:span><text:span text:style-name="Strong_20_Emphasis"><text:span text:style-name="T33">ry/</text:span></text:span><text:span text:style-name="Strong_20_Emphasis"><text:span text:style-name="T33">Load balancing</text:span></text:span></text:p>
      <text:p text:style-name="P11"><text:a xlink:type="simple" xlink:href="https://success.docker.com/article/ucp-service-discovery-swarm" text:style-name="Internet_20_link" text:visited-style-name="Visited_20_Internet_20_Link"><text:span text:style-name="Strong_20_Emphasis"><text:span text:style-name="T11">https://success.docker.com/article/ucp-service-discovery-swarm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manist Book" svg:font-family="'Geomanist Book', sans-serif"/>
    <style:font-face style:name="Lohit Devanagari1" svg:font-family="'Lohit Devanagari'"/>
    <style:font-face style:name="Menlo" svg:font-family="Menlo, Monaco, Consolas, 'Courier New', monospace"/>
    <style:font-face style:name="Open Sans" svg:font-family="'Open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6:47:46.451632045</meta:creation-date>
    <dc:date>2020-06-27T14:09:38.210554065</dc:date>
    <meta:editing-duration>PT3H1M2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287" meta:character-count="3321" meta:non-whitespace-character-count="3032"/>
  </office:meta>
</office:document-meta>
</file>